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2.5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etters" table:style-name="ta1">
        <table:table-column table:style-name="co1" table:number-columns-repeated="15" table:default-cell-style-name="Default"/>
        <table:table-column table:style-name="co2" table:number-columns-repeated="2" table:default-cell-style-name="Default"/>
        <table:table-row table:style-name="ro1">
          <table:table-cell table:number-columns-repeated="16"/>
          <table:table-cell table:formula="of:=COM.MICROSOFT.CONCAT(&quot;['&quot;; [.A1]; &quot;', '&quot;; [.B1];  &quot;', '&quot;; [.C1];  &quot;', '&quot;;[.D1];  &quot;', '&quot;;[.E1];  &quot;', '&quot;;[.F1];  &quot;', '&quot;;[.G1];  &quot;', '&quot;;[.H1];  &quot;', '&quot;;[.I1];  &quot;', '&quot;;[.J1];  &quot;', '&quot;;[.K1];  &quot;', '&quot;;[.L1];  &quot;', '&quot;;[.M1];  &quot;', '&quot;;[.N1];  &quot;', '&quot;;[.O1]; &quot;'],&quot;)" office:value-type="string" office:string-value="['', '', '', '', '', '', '', '', '', '', '', '', '', '', '']," calcext:value-type="string">
            <text:p>['', '', '', '', '', '', '', '', '', '', '', '', '', '', ''],</text:p>
          </table:table-cell>
        </table:table-row>
        <table:table-row table:style-name="ro1">
          <table:table-cell table:number-columns-repeated="16"/>
          <table:table-cell table:formula="of:=COM.MICROSOFT.CONCAT(&quot;['&quot;; [.A2]; &quot;', '&quot;; [.B2];  &quot;', '&quot;; [.C2];  &quot;', '&quot;;[.D2];  &quot;', '&quot;;[.E2];  &quot;', '&quot;;[.F2];  &quot;', '&quot;;[.G2];  &quot;', '&quot;;[.H2];  &quot;', '&quot;;[.I2];  &quot;', '&quot;;[.J2];  &quot;', '&quot;;[.K2];  &quot;', '&quot;;[.L2];  &quot;', '&quot;;[.M2];  &quot;', '&quot;;[.N2];  &quot;', '&quot;;[.O2]; &quot;'],&quot;)" office:value-type="string" office:string-value="['', '', '', '', '', '', '', '', '', '', '', '', '', '', '']," calcext:value-type="string">
            <text:p>['', '', '', '', '', '', '', '', '', '', '', '', '', '', ''],</text:p>
          </table:table-cell>
        </table:table-row>
        <table:table-row table:style-name="ro1">
          <table:table-cell table:number-columns-repeated="16"/>
          <table:table-cell table:formula="of:=COM.MICROSOFT.CONCAT(&quot;['&quot;; [.A3]; &quot;', '&quot;; [.B3];  &quot;', '&quot;; [.C3];  &quot;', '&quot;;[.D3];  &quot;', '&quot;;[.E3];  &quot;', '&quot;;[.F3];  &quot;', '&quot;;[.G3];  &quot;', '&quot;;[.H3];  &quot;', '&quot;;[.I3];  &quot;', '&quot;;[.J3];  &quot;', '&quot;;[.K3];  &quot;', '&quot;;[.L3];  &quot;', '&quot;;[.M3];  &quot;', '&quot;;[.N3];  &quot;', '&quot;;[.O3]; &quot;'],&quot;)" office:value-type="string" office:string-value="['', '', '', '', '', '', '', '', '', '', '', '', '', '', '']," calcext:value-type="string">
            <text:p>['', '', '', '', '', '', '', '', '', '', '', '', '', '', ''],</text:p>
          </table:table-cell>
        </table:table-row>
        <table:table-row table:style-name="ro1">
          <table:table-cell table:number-columns-repeated="16"/>
          <table:table-cell table:formula="of:=COM.MICROSOFT.CONCAT(&quot;['&quot;; [.A4]; &quot;', '&quot;; [.B4];  &quot;', '&quot;; [.C4];  &quot;', '&quot;;[.D4];  &quot;', '&quot;;[.E4];  &quot;', '&quot;;[.F4];  &quot;', '&quot;;[.G4];  &quot;', '&quot;;[.H4];  &quot;', '&quot;;[.I4];  &quot;', '&quot;;[.J4];  &quot;', '&quot;;[.K4];  &quot;', '&quot;;[.L4];  &quot;', '&quot;;[.M4];  &quot;', '&quot;;[.N4];  &quot;', '&quot;;[.O4]; &quot;'],&quot;)" office:value-type="string" office:string-value="['', '', '', '', '', '', '', '', '', '', '', '', '', '', '']," calcext:value-type="string">
            <text:p>['', '', '', '', '', '', '', '', '', '', '', '', '', '', ''],</text:p>
          </table:table-cell>
        </table:table-row>
        <table:table-row table:style-name="ro1">
          <table:table-cell table:number-columns-repeated="16"/>
          <table:table-cell table:formula="of:=COM.MICROSOFT.CONCAT(&quot;['&quot;; [.A5]; &quot;', '&quot;; [.B5];  &quot;', '&quot;; [.C5];  &quot;', '&quot;;[.D5];  &quot;', '&quot;;[.E5];  &quot;', '&quot;;[.F5];  &quot;', '&quot;;[.G5];  &quot;', '&quot;;[.H5];  &quot;', '&quot;;[.I5];  &quot;', '&quot;;[.J5];  &quot;', '&quot;;[.K5];  &quot;', '&quot;;[.L5];  &quot;', '&quot;;[.M5];  &quot;', '&quot;;[.N5];  &quot;', '&quot;;[.O5]; &quot;'],&quot;)" office:value-type="string" office:string-value="['', '', '', '', '', '', '', '', '', '', '', '', '', '', '']," calcext:value-type="string">
            <text:p>['', '', '', '', '', '', '', '', '', '', '', '', '', '', ''],</text:p>
          </table:table-cell>
        </table:table-row>
        <table:table-row table:style-name="ro1">
          <table:table-cell table:number-columns-repeated="16"/>
          <table:table-cell table:formula="of:=COM.MICROSOFT.CONCAT(&quot;['&quot;; [.A6]; &quot;', '&quot;; [.B6];  &quot;', '&quot;; [.C6];  &quot;', '&quot;;[.D6];  &quot;', '&quot;;[.E6];  &quot;', '&quot;;[.F6];  &quot;', '&quot;;[.G6];  &quot;', '&quot;;[.H6];  &quot;', '&quot;;[.I6];  &quot;', '&quot;;[.J6];  &quot;', '&quot;;[.K6];  &quot;', '&quot;;[.L6];  &quot;', '&quot;;[.M6];  &quot;', '&quot;;[.N6];  &quot;', '&quot;;[.O6]; &quot;'],&quot;)" office:value-type="string" office:string-value="['', '', '', '', '', '', '', '', '', '', '', '', '', '', '']," calcext:value-type="string">
            <text:p>['', '', '', '', '', '', '', '', '', '', '', '', '', '', ''],</text:p>
          </table:table-cell>
        </table:table-row>
        <table:table-row table:style-name="ro1">
          <table:table-cell table:number-columns-repeated="16"/>
          <table:table-cell table:formula="of:=COM.MICROSOFT.CONCAT(&quot;['&quot;; [.A7]; &quot;', '&quot;; [.B7];  &quot;', '&quot;; [.C7];  &quot;', '&quot;;[.D7];  &quot;', '&quot;;[.E7];  &quot;', '&quot;;[.F7];  &quot;', '&quot;;[.G7];  &quot;', '&quot;;[.H7];  &quot;', '&quot;;[.I7];  &quot;', '&quot;;[.J7];  &quot;', '&quot;;[.K7];  &quot;', '&quot;;[.L7];  &quot;', '&quot;;[.M7];  &quot;', '&quot;;[.N7];  &quot;', '&quot;;[.O7]; &quot;'],&quot;)" office:value-type="string" office:string-value="['', '', '', '', '', '', '', '', '', '', '', '', '', '', '']," calcext:value-type="string">
            <text:p>['', '', '', '', '', '', '', '', '', '', '', '', '', '', ''],</text:p>
          </table:table-cell>
        </table:table-row>
        <table:table-row table:style-name="ro1">
          <table:table-cell table:number-columns-repeated="16"/>
          <table:table-cell table:formula="of:=COM.MICROSOFT.CONCAT(&quot;['&quot;; [.A8]; &quot;', '&quot;; [.B8];  &quot;', '&quot;; [.C8];  &quot;', '&quot;;[.D8];  &quot;', '&quot;;[.E8];  &quot;', '&quot;;[.F8];  &quot;', '&quot;;[.G8];  &quot;', '&quot;;[.H8];  &quot;', '&quot;;[.I8];  &quot;', '&quot;;[.J8];  &quot;', '&quot;;[.K8];  &quot;', '&quot;;[.L8];  &quot;', '&quot;;[.M8];  &quot;', '&quot;;[.N8];  &quot;', '&quot;;[.O8]; &quot;'],&quot;)" office:value-type="string" office:string-value="['', '', '', '', '', '', '', '', '', '', '', '', '', '', '']," calcext:value-type="string">
            <text:p>['', '', '', '', '', '', '', '', '', '', '', '', '', '', ''],</text:p>
          </table:table-cell>
        </table:table-row>
        <table:table-row table:style-name="ro1">
          <table:table-cell table:number-columns-repeated="16"/>
          <table:table-cell table:formula="of:=COM.MICROSOFT.CONCAT(&quot;['&quot;; [.A9]; &quot;', '&quot;; [.B9];  &quot;', '&quot;; [.C9];  &quot;', '&quot;;[.D9];  &quot;', '&quot;;[.E9];  &quot;', '&quot;;[.F9];  &quot;', '&quot;;[.G9];  &quot;', '&quot;;[.H9];  &quot;', '&quot;;[.I9];  &quot;', '&quot;;[.J9];  &quot;', '&quot;;[.K9];  &quot;', '&quot;;[.L9];  &quot;', '&quot;;[.M9];  &quot;', '&quot;;[.N9];  &quot;', '&quot;;[.O9]; &quot;'],&quot;)" office:value-type="string" office:string-value="['', '', '', '', '', '', '', '', '', '', '', '', '', '', '']," calcext:value-type="string">
            <text:p>['', '', '', '', '', '', '', '', '', '', '', '', '', '', ''],</text:p>
          </table:table-cell>
        </table:table-row>
        <table:table-row table:style-name="ro1">
          <table:table-cell table:number-columns-repeated="16"/>
          <table:table-cell table:formula="of:=COM.MICROSOFT.CONCAT(&quot;['&quot;; [.A10]; &quot;', '&quot;; [.B10];  &quot;', '&quot;; [.C10];  &quot;', '&quot;;[.D10];  &quot;', '&quot;;[.E10];  &quot;', '&quot;;[.F10];  &quot;', '&quot;;[.G10];  &quot;', '&quot;;[.H10];  &quot;', '&quot;;[.I10];  &quot;', '&quot;;[.J10];  &quot;', '&quot;;[.K10];  &quot;', '&quot;;[.L10];  &quot;', '&quot;;[.M10];  &quot;', '&quot;;[.N10];  &quot;', '&quot;;[.O10]; &quot;'],&quot;)" office:value-type="string" office:string-value="['', '', '', '', '', '', '', '', '', '', '', '', '', '', '']," calcext:value-type="string">
            <text:p>['', '', '', '', '', '', '', '', '', '', '', '', '', '', ''],</text:p>
          </table:table-cell>
        </table:table-row>
        <table:table-row table:style-name="ro1">
          <table:table-cell table:number-columns-repeated="16"/>
          <table:table-cell table:formula="of:=COM.MICROSOFT.CONCAT(&quot;['&quot;; [.A11]; &quot;', '&quot;; [.B11];  &quot;', '&quot;; [.C11];  &quot;', '&quot;;[.D11];  &quot;', '&quot;;[.E11];  &quot;', '&quot;;[.F11];  &quot;', '&quot;;[.G11];  &quot;', '&quot;;[.H11];  &quot;', '&quot;;[.I11];  &quot;', '&quot;;[.J11];  &quot;', '&quot;;[.K11];  &quot;', '&quot;;[.L11];  &quot;', '&quot;;[.M11];  &quot;', '&quot;;[.N11];  &quot;', '&quot;;[.O11]; &quot;'],&quot;)" office:value-type="string" office:string-value="['', '', '', '', '', '', '', '', '', '', '', '', '', '', '']," calcext:value-type="string">
            <text:p>['', '', '', '', '', '', '', '', '', '', '', '', '', '', ''],</text:p>
          </table:table-cell>
        </table:table-row>
        <table:table-row table:style-name="ro1">
          <table:table-cell table:number-columns-repeated="16"/>
          <table:table-cell table:formula="of:=COM.MICROSOFT.CONCAT(&quot;['&quot;; [.A12]; &quot;', '&quot;; [.B12];  &quot;', '&quot;; [.C12];  &quot;', '&quot;;[.D12];  &quot;', '&quot;;[.E12];  &quot;', '&quot;;[.F12];  &quot;', '&quot;;[.G12];  &quot;', '&quot;;[.H12];  &quot;', '&quot;;[.I12];  &quot;', '&quot;;[.J12];  &quot;', '&quot;;[.K12];  &quot;', '&quot;;[.L12];  &quot;', '&quot;;[.M12];  &quot;', '&quot;;[.N12];  &quot;', '&quot;;[.O12]; &quot;'],&quot;)" office:value-type="string" office:string-value="['', '', '', '', '', '', '', '', '', '', '', '', '', '', '']," calcext:value-type="string">
            <text:p>['', '', '', '', '', '', '', '', '', '', '', '', '', '', ''],</text:p>
          </table:table-cell>
        </table:table-row>
        <table:table-row table:style-name="ro1">
          <table:table-cell table:number-columns-repeated="16"/>
          <table:table-cell table:formula="of:=COM.MICROSOFT.CONCAT(&quot;['&quot;; [.A13]; &quot;', '&quot;; [.B13];  &quot;', '&quot;; [.C13];  &quot;', '&quot;;[.D13];  &quot;', '&quot;;[.E13];  &quot;', '&quot;;[.F13];  &quot;', '&quot;;[.G13];  &quot;', '&quot;;[.H13];  &quot;', '&quot;;[.I13];  &quot;', '&quot;;[.J13];  &quot;', '&quot;;[.K13];  &quot;', '&quot;;[.L13];  &quot;', '&quot;;[.M13];  &quot;', '&quot;;[.N13];  &quot;', '&quot;;[.O13]; &quot;'],&quot;)" office:value-type="string" office:string-value="['', '', '', '', '', '', '', '', '', '', '', '', '', '', '']," calcext:value-type="string">
            <text:p>['', '', '', '', '', '', '', '', '', '', '', '', '', '', ''],</text:p>
          </table:table-cell>
        </table:table-row>
        <table:table-row table:style-name="ro1">
          <table:table-cell table:number-columns-repeated="16"/>
          <table:table-cell table:formula="of:=COM.MICROSOFT.CONCAT(&quot;['&quot;; [.A14]; &quot;', '&quot;; [.B14];  &quot;', '&quot;; [.C14];  &quot;', '&quot;;[.D14];  &quot;', '&quot;;[.E14];  &quot;', '&quot;;[.F14];  &quot;', '&quot;;[.G14];  &quot;', '&quot;;[.H14];  &quot;', '&quot;;[.I14];  &quot;', '&quot;;[.J14];  &quot;', '&quot;;[.K14];  &quot;', '&quot;;[.L14];  &quot;', '&quot;;[.M14];  &quot;', '&quot;;[.N14];  &quot;', '&quot;;[.O14]; &quot;'],&quot;)" office:value-type="string" office:string-value="['', '', '', '', '', '', '', '', '', '', '', '', '', '', '']," calcext:value-type="string">
            <text:p>['', '', '', '', '', '', '', '', '', '', '', '', '', '', ''],</text:p>
          </table:table-cell>
        </table:table-row>
        <table:table-row table:style-name="ro1">
          <table:table-cell table:number-columns-repeated="16"/>
          <table:table-cell table:formula="of:=COM.MICROSOFT.CONCAT(&quot;['&quot;; [.A15]; &quot;', '&quot;; [.B15];  &quot;', '&quot;; [.C15];  &quot;', '&quot;;[.D15];  &quot;', '&quot;;[.E15];  &quot;', '&quot;;[.F15];  &quot;', '&quot;;[.G15];  &quot;', '&quot;;[.H15];  &quot;', '&quot;;[.I15];  &quot;', '&quot;;[.J15];  &quot;', '&quot;;[.K15];  &quot;', '&quot;;[.L15];  &quot;', '&quot;;[.M15];  &quot;', '&quot;;[.N15];  &quot;', '&quot;;[.O15]; &quot;'],&quot;)" office:value-type="string" office:string-value="['', '', '', '', '', '', '', '', '', '', '', '', '', '', '']," calcext:value-type="string">
            <text:p>['', '', '', '', '', '', '', '', '', '', '', '', '', '', ''],</text:p>
          </table:table-cell>
        </table:table-row>
      </table:table>
      <table:table table:name="Numbers" table:style-name="ta1">
        <table:table-column table:style-name="co1" table:number-columns-repeated="15" table:default-cell-style-name="Default"/>
        <table:table-column table:style-name="co2" table:number-columns-repeated="2" table:default-cell-style-name="Default"/>
        <table:table-row table:style-name="ro1">
          <table:table-cell table:number-columns-repeated="16"/>
          <table:table-cell table:formula="of:=COM.MICROSOFT.CONCAT(&quot;['&quot;; [.A1]; &quot;', '&quot;; [.B1];  &quot;', '&quot;; [.C1];  &quot;', '&quot;;[.D1];  &quot;', '&quot;;[.E1];  &quot;', '&quot;;[.F1];  &quot;', '&quot;;[.G1];  &quot;', '&quot;;[.H1];  &quot;', '&quot;;[.I1];  &quot;', '&quot;;[.J1];  &quot;', '&quot;;[.K1];  &quot;', '&quot;;[.L1];  &quot;', '&quot;;[.M1];  &quot;', '&quot;;[.N1];  &quot;', '&quot;;[.O1]; &quot;'],&quot;)" office:value-type="string" office:string-value="['', '', '', '', '', '', '', '', '', '', '', '', '', '', '']," calcext:value-type="string">
            <text:p>['', '', '', '', '', '', '', '', '', '', '', '', '', '', ''],</text:p>
          </table:table-cell>
        </table:table-row>
        <table:table-row table:style-name="ro1">
          <table:table-cell table:number-columns-repeated="16"/>
          <table:table-cell table:formula="of:=COM.MICROSOFT.CONCAT(&quot;['&quot;; [.A2]; &quot;', '&quot;; [.B2];  &quot;', '&quot;; [.C2];  &quot;', '&quot;;[.D2];  &quot;', '&quot;;[.E2];  &quot;', '&quot;;[.F2];  &quot;', '&quot;;[.G2];  &quot;', '&quot;;[.H2];  &quot;', '&quot;;[.I2];  &quot;', '&quot;;[.J2];  &quot;', '&quot;;[.K2];  &quot;', '&quot;;[.L2];  &quot;', '&quot;;[.M2];  &quot;', '&quot;;[.N2];  &quot;', '&quot;;[.O2]; &quot;'],&quot;)" office:value-type="string" office:string-value="['', '', '', '', '', '', '', '', '', '', '', '', '', '', '']," calcext:value-type="string">
            <text:p>['', '', '', '', '', '', '', '', '', '', '', '', '', '', ''],</text:p>
          </table:table-cell>
        </table:table-row>
        <table:table-row table:style-name="ro1">
          <table:table-cell table:number-columns-repeated="16"/>
          <table:table-cell table:formula="of:=COM.MICROSOFT.CONCAT(&quot;['&quot;; [.A3]; &quot;', '&quot;; [.B3];  &quot;', '&quot;; [.C3];  &quot;', '&quot;;[.D3];  &quot;', '&quot;;[.E3];  &quot;', '&quot;;[.F3];  &quot;', '&quot;;[.G3];  &quot;', '&quot;;[.H3];  &quot;', '&quot;;[.I3];  &quot;', '&quot;;[.J3];  &quot;', '&quot;;[.K3];  &quot;', '&quot;;[.L3];  &quot;', '&quot;;[.M3];  &quot;', '&quot;;[.N3];  &quot;', '&quot;;[.O3]; &quot;'],&quot;)" office:value-type="string" office:string-value="['', '', '', '', '', '', '', '', '', '', '', '', '', '', '']," calcext:value-type="string">
            <text:p>['', '', '', '', '', '', '', '', '', '', '', '', '', '', ''],</text:p>
          </table:table-cell>
        </table:table-row>
        <table:table-row table:style-name="ro1">
          <table:table-cell table:number-columns-repeated="16"/>
          <table:table-cell table:formula="of:=COM.MICROSOFT.CONCAT(&quot;['&quot;; [.A4]; &quot;', '&quot;; [.B4];  &quot;', '&quot;; [.C4];  &quot;', '&quot;;[.D4];  &quot;', '&quot;;[.E4];  &quot;', '&quot;;[.F4];  &quot;', '&quot;;[.G4];  &quot;', '&quot;;[.H4];  &quot;', '&quot;;[.I4];  &quot;', '&quot;;[.J4];  &quot;', '&quot;;[.K4];  &quot;', '&quot;;[.L4];  &quot;', '&quot;;[.M4];  &quot;', '&quot;;[.N4];  &quot;', '&quot;;[.O4]; &quot;'],&quot;)" office:value-type="string" office:string-value="['', '', '', '', '', '', '', '', '', '', '', '', '', '', '']," calcext:value-type="string">
            <text:p>['', '', '', '', '', '', '', '', '', '', '', '', '', '', ''],</text:p>
          </table:table-cell>
        </table:table-row>
        <table:table-row table:style-name="ro1">
          <table:table-cell table:number-columns-repeated="16"/>
          <table:table-cell table:formula="of:=COM.MICROSOFT.CONCAT(&quot;['&quot;; [.A5]; &quot;', '&quot;; [.B5];  &quot;', '&quot;; [.C5];  &quot;', '&quot;;[.D5];  &quot;', '&quot;;[.E5];  &quot;', '&quot;;[.F5];  &quot;', '&quot;;[.G5];  &quot;', '&quot;;[.H5];  &quot;', '&quot;;[.I5];  &quot;', '&quot;;[.J5];  &quot;', '&quot;;[.K5];  &quot;', '&quot;;[.L5];  &quot;', '&quot;;[.M5];  &quot;', '&quot;;[.N5];  &quot;', '&quot;;[.O5]; &quot;'],&quot;)" office:value-type="string" office:string-value="['', '', '', '', '', '', '', '', '', '', '', '', '', '', '']," calcext:value-type="string">
            <text:p>['', '', '', '', '', '', '', '', '', '', '', '', '', '', ''],</text:p>
          </table:table-cell>
        </table:table-row>
        <table:table-row table:style-name="ro1">
          <table:table-cell table:number-columns-repeated="16"/>
          <table:table-cell table:formula="of:=COM.MICROSOFT.CONCAT(&quot;['&quot;; [.A6]; &quot;', '&quot;; [.B6];  &quot;', '&quot;; [.C6];  &quot;', '&quot;;[.D6];  &quot;', '&quot;;[.E6];  &quot;', '&quot;;[.F6];  &quot;', '&quot;;[.G6];  &quot;', '&quot;;[.H6];  &quot;', '&quot;;[.I6];  &quot;', '&quot;;[.J6];  &quot;', '&quot;;[.K6];  &quot;', '&quot;;[.L6];  &quot;', '&quot;;[.M6];  &quot;', '&quot;;[.N6];  &quot;', '&quot;;[.O6]; &quot;'],&quot;)" office:value-type="string" office:string-value="['', '', '', '', '', '', '', '', '', '', '', '', '', '', '']," calcext:value-type="string">
            <text:p>['', '', '', '', '', '', '', '', '', '', '', '', '', '', ''],</text:p>
          </table:table-cell>
        </table:table-row>
        <table:table-row table:style-name="ro1">
          <table:table-cell table:number-columns-repeated="16"/>
          <table:table-cell table:formula="of:=COM.MICROSOFT.CONCAT(&quot;['&quot;; [.A7]; &quot;', '&quot;; [.B7];  &quot;', '&quot;; [.C7];  &quot;', '&quot;;[.D7];  &quot;', '&quot;;[.E7];  &quot;', '&quot;;[.F7];  &quot;', '&quot;;[.G7];  &quot;', '&quot;;[.H7];  &quot;', '&quot;;[.I7];  &quot;', '&quot;;[.J7];  &quot;', '&quot;;[.K7];  &quot;', '&quot;;[.L7];  &quot;', '&quot;;[.M7];  &quot;', '&quot;;[.N7];  &quot;', '&quot;;[.O7]; &quot;'],&quot;)" office:value-type="string" office:string-value="['', '', '', '', '', '', '', '', '', '', '', '', '', '', '']," calcext:value-type="string">
            <text:p>['', '', '', '', '', '', '', '', '', '', '', '', '', '', ''],</text:p>
          </table:table-cell>
        </table:table-row>
        <table:table-row table:style-name="ro1">
          <table:table-cell table:number-columns-repeated="16"/>
          <table:table-cell table:formula="of:=COM.MICROSOFT.CONCAT(&quot;['&quot;; [.A8]; &quot;', '&quot;; [.B8];  &quot;', '&quot;; [.C8];  &quot;', '&quot;;[.D8];  &quot;', '&quot;;[.E8];  &quot;', '&quot;;[.F8];  &quot;', '&quot;;[.G8];  &quot;', '&quot;;[.H8];  &quot;', '&quot;;[.I8];  &quot;', '&quot;;[.J8];  &quot;', '&quot;;[.K8];  &quot;', '&quot;;[.L8];  &quot;', '&quot;;[.M8];  &quot;', '&quot;;[.N8];  &quot;', '&quot;;[.O8]; &quot;'],&quot;)" office:value-type="string" office:string-value="['', '', '', '', '', '', '', '', '', '', '', '', '', '', '']," calcext:value-type="string">
            <text:p>['', '', '', '', '', '', '', '', '', '', '', '', '', '', ''],</text:p>
          </table:table-cell>
        </table:table-row>
        <table:table-row table:style-name="ro1">
          <table:table-cell table:number-columns-repeated="16"/>
          <table:table-cell table:formula="of:=COM.MICROSOFT.CONCAT(&quot;['&quot;; [.A9]; &quot;', '&quot;; [.B9];  &quot;', '&quot;; [.C9];  &quot;', '&quot;;[.D9];  &quot;', '&quot;;[.E9];  &quot;', '&quot;;[.F9];  &quot;', '&quot;;[.G9];  &quot;', '&quot;;[.H9];  &quot;', '&quot;;[.I9];  &quot;', '&quot;;[.J9];  &quot;', '&quot;;[.K9];  &quot;', '&quot;;[.L9];  &quot;', '&quot;;[.M9];  &quot;', '&quot;;[.N9];  &quot;', '&quot;;[.O9]; &quot;'],&quot;)" office:value-type="string" office:string-value="['', '', '', '', '', '', '', '', '', '', '', '', '', '', '']," calcext:value-type="string">
            <text:p>['', '', '', '', '', '', '', '', '', '', '', '', '', '', ''],</text:p>
          </table:table-cell>
        </table:table-row>
        <table:table-row table:style-name="ro1">
          <table:table-cell table:number-columns-repeated="16"/>
          <table:table-cell table:formula="of:=COM.MICROSOFT.CONCAT(&quot;['&quot;; [.A10]; &quot;', '&quot;; [.B10];  &quot;', '&quot;; [.C10];  &quot;', '&quot;;[.D10];  &quot;', '&quot;;[.E10];  &quot;', '&quot;;[.F10];  &quot;', '&quot;;[.G10];  &quot;', '&quot;;[.H10];  &quot;', '&quot;;[.I10];  &quot;', '&quot;;[.J10];  &quot;', '&quot;;[.K10];  &quot;', '&quot;;[.L10];  &quot;', '&quot;;[.M10];  &quot;', '&quot;;[.N10];  &quot;', '&quot;;[.O10]; &quot;'],&quot;)" office:value-type="string" office:string-value="['', '', '', '', '', '', '', '', '', '', '', '', '', '', '']," calcext:value-type="string">
            <text:p>['', '', '', '', '', '', '', '', '', '', '', '', '', '', ''],</text:p>
          </table:table-cell>
        </table:table-row>
        <table:table-row table:style-name="ro1">
          <table:table-cell table:number-columns-repeated="16"/>
          <table:table-cell table:formula="of:=COM.MICROSOFT.CONCAT(&quot;['&quot;; [.A11]; &quot;', '&quot;; [.B11];  &quot;', '&quot;; [.C11];  &quot;', '&quot;;[.D11];  &quot;', '&quot;;[.E11];  &quot;', '&quot;;[.F11];  &quot;', '&quot;;[.G11];  &quot;', '&quot;;[.H11];  &quot;', '&quot;;[.I11];  &quot;', '&quot;;[.J11];  &quot;', '&quot;;[.K11];  &quot;', '&quot;;[.L11];  &quot;', '&quot;;[.M11];  &quot;', '&quot;;[.N11];  &quot;', '&quot;;[.O11]; &quot;'],&quot;)" office:value-type="string" office:string-value="['', '', '', '', '', '', '', '', '', '', '', '', '', '', '']," calcext:value-type="string">
            <text:p>['', '', '', '', '', '', '', '', '', '', '', '', '', '', ''],</text:p>
          </table:table-cell>
        </table:table-row>
        <table:table-row table:style-name="ro1">
          <table:table-cell table:number-columns-repeated="16"/>
          <table:table-cell table:formula="of:=COM.MICROSOFT.CONCAT(&quot;['&quot;; [.A12]; &quot;', '&quot;; [.B12];  &quot;', '&quot;; [.C12];  &quot;', '&quot;;[.D12];  &quot;', '&quot;;[.E12];  &quot;', '&quot;;[.F12];  &quot;', '&quot;;[.G12];  &quot;', '&quot;;[.H12];  &quot;', '&quot;;[.I12];  &quot;', '&quot;;[.J12];  &quot;', '&quot;;[.K12];  &quot;', '&quot;;[.L12];  &quot;', '&quot;;[.M12];  &quot;', '&quot;;[.N12];  &quot;', '&quot;;[.O12]; &quot;'],&quot;)" office:value-type="string" office:string-value="['', '', '', '', '', '', '', '', '', '', '', '', '', '', '']," calcext:value-type="string">
            <text:p>['', '', '', '', '', '', '', '', '', '', '', '', '', '', ''],</text:p>
          </table:table-cell>
        </table:table-row>
        <table:table-row table:style-name="ro1">
          <table:table-cell table:number-columns-repeated="16"/>
          <table:table-cell table:formula="of:=COM.MICROSOFT.CONCAT(&quot;['&quot;; [.A13]; &quot;', '&quot;; [.B13];  &quot;', '&quot;; [.C13];  &quot;', '&quot;;[.D13];  &quot;', '&quot;;[.E13];  &quot;', '&quot;;[.F13];  &quot;', '&quot;;[.G13];  &quot;', '&quot;;[.H13];  &quot;', '&quot;;[.I13];  &quot;', '&quot;;[.J13];  &quot;', '&quot;;[.K13];  &quot;', '&quot;;[.L13];  &quot;', '&quot;;[.M13];  &quot;', '&quot;;[.N13];  &quot;', '&quot;;[.O13]; &quot;'],&quot;)" office:value-type="string" office:string-value="['', '', '', '', '', '', '', '', '', '', '', '', '', '', '']," calcext:value-type="string">
            <text:p>['', '', '', '', '', '', '', '', '', '', '', '', '', '', ''],</text:p>
          </table:table-cell>
        </table:table-row>
        <table:table-row table:style-name="ro1">
          <table:table-cell table:number-columns-repeated="16"/>
          <table:table-cell table:formula="of:=COM.MICROSOFT.CONCAT(&quot;['&quot;; [.A14]; &quot;', '&quot;; [.B14];  &quot;', '&quot;; [.C14];  &quot;', '&quot;;[.D14];  &quot;', '&quot;;[.E14];  &quot;', '&quot;;[.F14];  &quot;', '&quot;;[.G14];  &quot;', '&quot;;[.H14];  &quot;', '&quot;;[.I14];  &quot;', '&quot;;[.J14];  &quot;', '&quot;;[.K14];  &quot;', '&quot;;[.L14];  &quot;', '&quot;;[.M14];  &quot;', '&quot;;[.N14];  &quot;', '&quot;;[.O14]; &quot;'],&quot;)" office:value-type="string" office:string-value="['', '', '', '', '', '', '', '', '', '', '', '', '', '', '']," calcext:value-type="string">
            <text:p>['', '', '', '', '', '', '', '', '', '', '', '', '', '', ''],</text:p>
          </table:table-cell>
        </table:table-row>
        <table:table-row table:style-name="ro1">
          <table:table-cell table:number-columns-repeated="16"/>
          <table:table-cell table:formula="of:=COM.MICROSOFT.CONCAT(&quot;['&quot;; [.A15]; &quot;', '&quot;; [.B15];  &quot;', '&quot;; [.C15];  &quot;', '&quot;;[.D15];  &quot;', '&quot;;[.E15];  &quot;', '&quot;;[.F15];  &quot;', '&quot;;[.G15];  &quot;', '&quot;;[.H15];  &quot;', '&quot;;[.I15];  &quot;', '&quot;;[.J15];  &quot;', '&quot;;[.K15];  &quot;', '&quot;;[.L15];  &quot;', '&quot;;[.M15];  &quot;', '&quot;;[.N15];  &quot;', '&quot;;[.O15]; &quot;'],&quot;)" office:value-type="string" office:string-value="['', '', '', '', '', '', '', '', '', '', '', '', '', '', '']," calcext:value-type="string">
            <text:p>['', '', '', '', '', '', '', '', '', '', '', '', '', '', ''],</text:p>
          </table:table-cell>
        </table:table-row>
      </table:table>
      <table:table table:name="Across" table:style-name="ta1">
        <table:table-column table:style-name="co2" table:number-columns-repeated="5" table:default-cell-style-name="Default"/>
        <table:table-row table:style-name="ro2">
          <table:table-cell table:number-columns-repeated="4"/>
          <table:table-cell table:formula="of:=COM.MICROSOFT.CONCAT([.A1]; &quot;: &quot;&quot;&quot;; [.B1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2]; &quot;: &quot;&quot;&quot;; [.B2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3]; &quot;: &quot;&quot;&quot;; [.B3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4]; &quot;: &quot;&quot;&quot;; [.B4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5]; &quot;: &quot;&quot;&quot;; [.B5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6]; &quot;: &quot;&quot;&quot;; [.B6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7]; &quot;: &quot;&quot;&quot;; [.B7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8]; &quot;: &quot;&quot;&quot;; [.B8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9]; &quot;: &quot;&quot;&quot;; [.B9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10]; &quot;: &quot;&quot;&quot;; [.B10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11]; &quot;: &quot;&quot;&quot;; [.B11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12]; &quot;: &quot;&quot;&quot;; [.B12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13]; &quot;: &quot;&quot;&quot;; [.B13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14]; &quot;: &quot;&quot;&quot;; [.B14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15]; &quot;: &quot;&quot;&quot;; [.B15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16]; &quot;: &quot;&quot;&quot;; [.B16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17]; &quot;: &quot;&quot;&quot;; [.B17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18]; &quot;: &quot;&quot;&quot;; [.B18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19]; &quot;: &quot;&quot;&quot;; [.B19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20]; &quot;: &quot;&quot;&quot;; [.B20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21]; &quot;: &quot;&quot;&quot;; [.B21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22]; &quot;: &quot;&quot;&quot;; [.B22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23]; &quot;: &quot;&quot;&quot;; [.B23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24]; &quot;: &quot;&quot;&quot;; [.B24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25]; &quot;: &quot;&quot;&quot;; [.B25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26]; &quot;: &quot;&quot;&quot;; [.B26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27]; &quot;: &quot;&quot;&quot;; [.B27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28]; &quot;: &quot;&quot;&quot;; [.B28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29]; &quot;: &quot;&quot;&quot;; [.B29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30]; &quot;: &quot;&quot;&quot;; [.B30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31]; &quot;: &quot;&quot;&quot;; [.B31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32]; &quot;: &quot;&quot;&quot;; [.B32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33]; &quot;: &quot;&quot;&quot;; [.B33]; &quot;&quot;&quot;,&quot;)" office:value-type="string" office:string-value=": &quot;&quot;," calcext:value-type="string">
            <text:p>: "",</text:p>
          </table:table-cell>
        </table:table-row>
      </table:table>
      <table:table table:name="Down" table:style-name="ta1">
        <table:table-column table:style-name="co2" table:number-columns-repeated="5" table:default-cell-style-name="Default"/>
        <table:table-row table:style-name="ro2">
          <table:table-cell table:number-columns-repeated="4"/>
          <table:table-cell table:formula="of:=COM.MICROSOFT.CONCAT([.A1]; &quot;: &quot;&quot;&quot;; [.B1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2]; &quot;: &quot;&quot;&quot;; [.B2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3]; &quot;: &quot;&quot;&quot;; [.B3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4]; &quot;: &quot;&quot;&quot;; [.B4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5]; &quot;: &quot;&quot;&quot;; [.B5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6]; &quot;: &quot;&quot;&quot;; [.B6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7]; &quot;: &quot;&quot;&quot;; [.B7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8]; &quot;: &quot;&quot;&quot;; [.B8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9]; &quot;: &quot;&quot;&quot;; [.B9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10]; &quot;: &quot;&quot;&quot;; [.B10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11]; &quot;: &quot;&quot;&quot;; [.B11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12]; &quot;: &quot;&quot;&quot;; [.B12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13]; &quot;: &quot;&quot;&quot;; [.B13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14]; &quot;: &quot;&quot;&quot;; [.B14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15]; &quot;: &quot;&quot;&quot;; [.B15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16]; &quot;: &quot;&quot;&quot;; [.B16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17]; &quot;: &quot;&quot;&quot;; [.B17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18]; &quot;: &quot;&quot;&quot;; [.B18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19]; &quot;: &quot;&quot;&quot;; [.B19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20]; &quot;: &quot;&quot;&quot;; [.B20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21]; &quot;: &quot;&quot;&quot;; [.B21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22]; &quot;: &quot;&quot;&quot;; [.B22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23]; &quot;: &quot;&quot;&quot;; [.B23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24]; &quot;: &quot;&quot;&quot;; [.B24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25]; &quot;: &quot;&quot;&quot;; [.B25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26]; &quot;: &quot;&quot;&quot;; [.B26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27]; &quot;: &quot;&quot;&quot;; [.B27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28]; &quot;: &quot;&quot;&quot;; [.B28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29]; &quot;: &quot;&quot;&quot;; [.B29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30]; &quot;: &quot;&quot;&quot;; [.B30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31]; &quot;: &quot;&quot;&quot;; [.B31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32]; &quot;: &quot;&quot;&quot;; [.B32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33]; &quot;: &quot;&quot;&quot;; [.B33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34]; &quot;: &quot;&quot;&quot;; [.B34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35]; &quot;: &quot;&quot;&quot;; [.B35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36]; &quot;: &quot;&quot;&quot;; [.B36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37]; &quot;: &quot;&quot;&quot;; [.B37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38]; &quot;: &quot;&quot;&quot;; [.B38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39]; &quot;: &quot;&quot;&quot;; [.B39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40]; &quot;: &quot;&quot;&quot;; [.B40]; &quot;&quot;&quot;,&quot;)" office:value-type="string" office:string-value=": &quot;&quot;," calcext:value-type="string">
            <text:p>: "",</text:p>
          </table:table-cell>
        </table:table-row>
        <table:table-row table:style-name="ro2">
          <table:table-cell table:number-columns-repeated="4"/>
          <table:table-cell table:formula="of:=COM.MICROSOFT.CONCAT([.A41]; &quot;: &quot;&quot;&quot;; [.B41]; &quot;&quot;&quot;,&quot;)" office:value-type="string" office:string-value=": &quot;&quot;," calcext:value-type="string">
            <text:p>: ""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0">00/00/0000</text:date>, <text:time style:data-style-name="N2" text:time-value="10:58:28.5723099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09:40:35.014460439</meta:creation-date>
    <dc:date>2019-05-30T10:59:15.873587897</dc:date>
    <meta:editing-duration>PT1H3M13S</meta:editing-duration>
    <meta:editing-cycles>11</meta:editing-cycles>
    <meta:generator>LibreOffice/6.0.7.3$Linux_X86_64 LibreOffice_project/00m0$Build-3</meta:generator>
    <meta:document-statistic meta:table-count="4" meta:cell-count="104" meta:object-count="0"/>
  </office:meta>
</office:document-meta>
</file>